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C000002FF02B3004AE7419E8F.png" manifest:media-type="image/png"/>
  <manifest:file-entry manifest:full-path="Pictures/10000201000002A500000260181B68AB9F459702.png" manifest:media-type="image/png"/>
  <manifest:file-entry manifest:full-path="Pictures/10000201000001AE000002001DF68ACB511183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051a" officeooo:paragraph-rsid="001b051a"/>
    </style:style>
    <style:style style:name="P2" style:family="paragraph" style:parent-style-name="Standard">
      <style:text-properties officeooo:rsid="001c54ae" officeooo:paragraph-rsid="001c54ae"/>
    </style:style>
    <style:style style:name="T1" style:family="text">
      <style:text-properties officeooo:rsid="001c48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Carriage</text:p>
          </table:table-cell>
          <table:table-cell table:style-name="Tabelle1.B1" office:value-type="string">
            <text:p text:style-name="P1"><text:span text:style-name="T1">Idler</text:span>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Bild1" text:anchor-type="paragraph" svg:x="0.088cm" svg:y="0.159cm" svg:width="7.553cm" svg:height="8.994cm" draw:z-index="0"><draw:image xlink:href="Pictures/10000201000001AE000002001DF68ACB51118355.png" xlink:type="simple" xlink:show="embed" xlink:actuate="onLoad"/></draw:frame></text:p>
          </table:table-cell>
          <table:table-cell table:style-name="Tabelle1.B2" office:value-type="string">
            <text:p text:style-name="Table_20_Contents"><draw:frame draw:style-name="fr1" draw:name="Bild2" text:anchor-type="paragraph" svg:x="0.106cm" svg:y="0.086cm" svg:width="8.07cm" svg:height="8.274cm" draw:z-index="1"><draw:image xlink:href="Pictures/10000201000002EC000002FF02B3004AE7419E8F.png" xlink:type="simple" xlink:show="embed" xlink:actuate="onLoad"/></draw:frame></text:p>
          </table:table-cell>
        </table:table-row>
      </table:table>
      <text:p text:style-name="P2">Motor Assembly</text:p>
      <text:p text:style-name="P2"><draw:frame draw:style-name="fr1" draw:name="Bild3" text:anchor-type="paragraph" svg:x="0.162cm" svg:y="0.203cm" svg:width="12.725cm" svg:height="11.426cm" draw:z-index="2"><draw:image xlink:href="Pictures/10000201000002A500000260181B68AB9F4597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anie Schäpers</meta:initial-creator>
    <meta:creation-date>2020-03-26T05:58:04.936462354</meta:creation-date>
    <dc:date>2020-03-26T06:23:04.241028806</dc:date>
    <dc:creator>Melanie Schäpers</dc:creator>
    <meta:editing-duration>PT4M39S</meta:editing-duration>
    <meta:editing-cycles>1</meta:editing-cycles>
    <meta:document-statistic meta:table-count="1" meta:image-count="3" meta:object-count="0" meta:page-count="1" meta:paragraph-count="3" meta:word-count="4" meta:character-count="27" meta:non-whitespace-character-count="26"/>
    <meta:generator>LibreOffice/5.1.6.2$Linux_X86_64 LibreOffice_project/10m0$Build-2</meta:generator>
  </office:meta>
</office:document-meta>
</file>